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0256" officeooo:paragraph-rsid="000b0256"/>
    </style:style>
    <style:style style:name="P2" style:family="paragraph" style:parent-style-name="Standard" style:list-style-name="L1">
      <style:text-properties officeooo:rsid="000b0256" officeooo:paragraph-rsid="000b0256"/>
    </style:style>
    <style:style style:name="P3" style:family="paragraph" style:parent-style-name="Standard" style:list-style-name="L1">
      <style:text-properties fo:font-weight="normal" officeooo:rsid="000b0256" officeooo:paragraph-rsid="000c3deb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0b0256" officeooo:paragraph-rsid="000fa847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c3deb" officeooo:paragraph-rsid="000c3deb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e0c54" officeooo:paragraph-rsid="000e0c54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fa847" officeooo:paragraph-rsid="000fa847" style:font-weight-asian="normal" style:font-weight-complex="normal"/>
    </style:style>
    <style:style style:name="T1" style:family="text">
      <style:text-properties officeooo:rsid="000b025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3deb"/>
    </style:style>
    <style:style style:name="T4" style:family="text">
      <style:text-properties officeooo:rsid="000fa8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ercice<text:span text:style-name="T1">s</text:span> Examen</text:p>
      <text:p text:style-name="P1"/>
      <text:p text:style-name="P1">A faire dans l’ordre :</text:p>
      <text:list xml:id="list1957254970" text:style-name="L1">
        <text:list-item>
          <text:p text:style-name="P2">Faire un Hard reset de la branche <text:span text:style-name="T2">EntrainementExamen</text:span></text:p>
        </text:list-item>
        <text:list-item>
          <text:p text:style-name="P3">Scène d’intro :</text:p>
          <text:list>
            <text:list-item>
              <text:p text:style-name="P4">mettre bouton de démarrage</text:p>
            </text:list-item>
            <text:list-item>
              <text:p text:style-name="P4"><text:span text:style-name="T4">créer un script qui </text:span>lance la scène de jeux <text:span text:style-name="T4">dans une méthode publique « StartGame »</text:span></text:p>
            </text:list-item>
            <text:list-item>
              <text:p text:style-name="P7">utiliser le bouton pour executer la méthode</text:p>
            </text:list-item>
          </text:list>
        </text:list-item>
        <text:list-item>
          <text:p text:style-name="P3">Scène de jeu :</text:p>
          <text:list>
            <text:list-item>
              <text:p text:style-name="P3"><text:span text:style-name="T3">créer prefab joueur avec l’avion</text:span></text:p>
            </text:list-item>
            <text:list-item>
              <text:p text:style-name="P5"><text:span text:style-name="T4">créer</text:span> un script qui fait tourner les hélices</text:p>
            </text:list-item>
            <text:list-item>
              <text:p text:style-name="P5"><text:span text:style-name="T4">céer</text:span> un script qui fait bouger de gauche a droite le joueur avec le clavier (tout en gardant sa rotation </text:p>
            </text:list-item>
            <text:list-item>
              <text:p text:style-name="P5">créer un prefab d’anneaux</text:p>
            </text:list-item>
            <text:list-item>
              <text:p text:style-name="P5">créer un script GameManager qui possède un compteur de point</text:p>
            </text:list-item>
            <text:list-item>
              <text:p text:style-name="P5">ajouter un script dans le prefab d’anneau</text:p>
            </text:list-item>
            <text:list-item>
              <text:p text:style-name="P6"/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14T18:46:05.741000000</meta:creation-date>
    <dc:date>2023-12-14T19:29:01.895000000</dc:date>
    <meta:editing-duration>PT1M24S</meta:editing-duration>
    <meta:editing-cycles>1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5" meta:word-count="116" meta:character-count="590" meta:non-whitespace-character-count="500"/>
  </office:meta>
</office:document-meta>
</file>